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 style:list-style-name="L1">
      <style:paragraph-properties fo:line-height="100%" fo:text-align="justify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ème de notification</text:p>
      <text:p text:style-name="P1"/>
      <text:p text:style-name="P2">Suivre un avis :</text:p>
      <text:p text:style-name="P2"/>
      <text:list xml:id="list1152588664060048091" text:style-name="L1">
        <text:list-item>
          <text:p text:style-name="P3">Le user demande à suivre un avis</text:p>
          <text:list>
            <text:list-item>
              <text:p text:style-name="P3">On valide le suivi par un enregistrement dans la base de données</text:p>
            </text:list-item>
          </text:list>
        </text:list-item>
        <text:list-item>
          <text:p text:style-name="P3">Un user poste un commentaire sur l'avis</text:p>
          <text:list>
            <text:list-item>
              <text:p text:style-name="P3">On enregistre le commentaire dans la base de données</text:p>
            </text:list-item>
            <text:list-item>
              <text:p text:style-name="P3">On enregistre la notification dans la table « notification avis »</text:p>
              <text:list>
                <text:list-item>
                  <text:p text:style-name="P3">Dés qu'un enregistrement/insert est faite dans cette table on lance la fonction ajax(triger ou pattern observateur sur la classe notification)</text:p>
                  <text:list>
                    <text:list-item>
                      <text:p text:style-name="P3">On récupère tous les users qui suivent l'avis</text:p>
                    </text:list-item>
                    <text:list-item>
                      <text:p text:style-name="P3">On récupère la personne qui a posté le commentaire</text:p>
                    </text:list-item>
                    <text:list-item>
                      <text:p text:style-name="P3"/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Suivre une question :</text:p>
      <text:p text:style-name="P2"/>
      <text:p text:style-name="P2">Nouveau Message : </text:p>
      <text:p text:style-name="P2"/>
      <text:p text:style-name="P2">Message lu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1T00:07:08.05</meta:creation-date>
    <dc:date>2013-06-01T00:22:08.88</dc:date>
    <meta:editing-duration>PT14M57S</meta:editing-duration>
    <meta:editing-cycles>7</meta:editing-cycles>
    <meta:generator>OpenOffice.org/3.4.1$Win32 OpenOffice.org_project/341m1$Build-9593</meta:generator>
    <meta:document-statistic meta:table-count="0" meta:image-count="0" meta:object-count="0" meta:page-count="1" meta:paragraph-count="13" meta:word-count="108" meta:character-count="596"/>
  </office:meta>
</office:document-meta>
</file>